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70.34mm"/>
    </style:style>
    <style:style style:name="co3" style:family="table-column">
      <style:table-column-properties fo:break-before="auto" style:column-width="91.8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139.7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SidesCBR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,D1,D4,D3</text:p>
          </table:table-cell>
          <table:table-cell office:value-type="string" calcext:value-type="string">
            <text:p>0805 SMD LEDs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ny green 0805 SMD LED is 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PST SMD 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ttps://www.alibaba.com/product-detail/Tactile-Switch-SMT-SMD-Momentary-Push_60789288745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okia_5110-3310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kia_5110_LCD</text:p>
          </table:table-cell>
          <table:table-cell office:value-type="string" calcext:value-type="string">
            <text:p>https://www.alibaba.com/product-detail/5110-LCD-Screen-84-48-For_60775356085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i4455-B1A-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4455-B1A-FM</text:p>
          </table:table-cell>
          <table:table-cell office:value-type="string" calcext:value-type="string">
            <text:p>Si4455 QFN20 <text:a xlink:href="https://www.alibaba.com/product-detail/New-original-si4455-B1A-FM-QFN20_60653075904.html" xlink:type="simple">https://www.alibaba.com/product-detail/New-original-si4455-B1A-FM-QFN20_60653075904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AU Q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0,C4</text:p>
          </table:table-cell>
          <table:table-cell office:value-type="string" calcext:value-type="string">
            <text:p>33pF 0805 MLCC SM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.2u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p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M1,CM3</text:p>
          </table:table-cell>
          <table:table-cell office:value-type="string" calcext:value-type="string">
            <text:p>5.1pF 0805 MLCC SM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p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M2</text:p>
          </table:table-cell>
          <table:table-cell office:value-type="string" calcext:value-type="string">
            <text:p>10p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3p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1.2pF 0805 MLCC SM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p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 SOD-23 Signal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8.2nH 0805 SMD ML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https://www.aliexpress.com/store/product/50pcs-lot-0805-SMD-Inductor-1-5nH-1-8nH-2-2nH-2-7nH-3-3nH-3/1939636_32857533266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Choke1</text:p>
          </table:table-cell>
          <table:table-cell office:value-type="string" calcext:value-type="string">
            <text:p>120nH 0805 SMD ML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office:value-type="string" calcext:value-type="string">
            <text:p><text:a xlink:href="https://www.aliexpress.com/store/product/50pcs-lot-0805-SMD-Inductor-120nH-150nH-180nH-220nH-270nH-330nH-390nH-470nH-560nH-680nH-820nH/1939636_32858970418.html" xlink:type="simple">https://www.aliexpress.com/store/product/50pcs-lot-0805-SMD-Inductor-120nH-150nH-180nH-220nH-270nH-330nH-390nH-470nH-560nH-680nH-820nH/1939636_32858970418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M1,LM2</text:p>
          </table:table-cell>
          <table:table-cell office:value-type="string" calcext:value-type="string">
            <text:p>6.8nH 0805 SMD ML 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https://www.aliexpress.com/store/product/50pcs-lot-0805-SMD-Inductor-1-5nH-1-8nH-2-2nH-2-7nH-3-3nH-3/1939636_32857533266.htm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R1</text:p>
          </table:table-cell>
          <table:table-cell office:value-type="string" calcext:value-type="string">
            <text:p>18nH 0805 SMD ML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https://www.aliexpress.com/store/product/50pcs-lot-0805-SMD-Inductor-12nH-15nH-18nH-22nH-27nH-33nH-39nH-47nH-56nH-68nH-82nH/1939636_32858978348.htm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R2</text:p>
          </table:table-cell>
          <table:table-cell office:value-type="string" calcext:value-type="string">
            <text:p>22nH 0805 SMD ML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H</text:p>
          </table:table-cell>
          <table:table-cell office:value-type="string" calcext:value-type="string">
            <text:p>https://www.aliexpress.com/store/product/50pcs-lot-0805-SMD-Inductor-12nH-15nH-18nH-22nH-27nH-33nH-39nH-47nH-56nH-68nH-82nH/1939636_32858978348.htm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<text:span text:style-name="T1">0805 ¼W</text:span> 1M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470Ω 0805 SMD Resistor ¼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or Backlight LED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pan text:style-name="T1">0805 ¼W</text:span> 1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C1</text:p>
          </table:table-cell>
          <table:table-cell office:value-type="string" calcext:value-type="string">
            <text:p>0805 ¼W Resitor value based on RF tu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ptional, not needed, just for prototype te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4pin 3.2x2.5mm TXC 30M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Mhz</text:p>
          </table:table-cell>
          <table:table-cell office:value-type="string" calcext:value-type="string">
            <text:p>https://www.aliexpress.com/store/product/30M-30MHZ-30-000MHZ-10PF-10PPM-TAITIEN-3-2-2-5mm-3225-4Pin-SMD-XTAL-Crystal/102034_1978917606.htm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4pin 3.2x2.5mm TXC 16M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ttps://www.aliexpress.com/store/product/100pcs-3225-4p-3-2-2-5mm-16MHZ-16M-16-000MHZ-Passive-SMD-crystal/511081_1879543307.htm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Keystone_1058_2032 Coincell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8:50:46.502886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9:13:01.422054236</dc:date>
    <meta:editing-duration>PT26M2S</meta:editing-duration>
    <meta:editing-cycles>12</meta:editing-cycles>
    <meta:generator>LibreOffice/6.0.6.1$Linux_X86_64 LibreOffice_project/00$Build-1</meta:generator>
    <meta:document-statistic meta:table-count="1" meta:cell-count="149" meta:object-count="0"/>
  </office:meta>
</office:document-meta>
</file>